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fo:color="#c1ddc6" style:font-name="lucidatypewriter" fo:font-size="10pt" style:font-size-asian="10pt"/>
    </style:style>
    <style:style style:name="T2" style:family="text">
      <style:text-properties fo:color="#cccccc" style:font-name="lucidatypewriter" fo:font-size="10pt" style:font-size-asian="10pt"/>
    </style:style>
    <style:style style:name="T3" style:family="text">
      <style:text-properties fo:color="#ff99c8" style:font-name="lucidatypewriter" fo:font-size="10pt" style:font-size-asian="10pt"/>
    </style:style>
    <style:style style:name="T4" style:family="text">
      <style:text-properties fo:color="#bad4f4" style:font-name="lucidatypewriter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%%%%%%%%%%%%%%%%%%%%%%%%%%%%%%%%%%%%%%%%%%%%%%%%%%%%%%%%%%%%%%%%%%%%%</text:span></text:p>
      <text:p text:style-name="Standard"><text:span text:style-name="T1">% This is the main code for runing the SMART Robot <text:s text:c="17"/>%</text:span></text:p>
      <text:p text:style-name="Standard"><text:span text:style-name="T1">% Author: Yu Gu <text:s text:c="52"/>%</text:span></text:p>
      <text:p text:style-name="Standard"><text:span text:style-name="T1">% This is the version with Hukuyo lidar interface <text:s text:c="18"/>%</text:span></text:p>
      <text:p text:style-name="Standard"><text:span text:style-name="T1">% The Kinect interface is removed <text:s text:c="34"/>% </text:span></text:p>
      <text:p text:style-name="Standard"><text:span text:style-name="T1">%%%%%%%%%%%%%%%%%%%%%%%%%%%%%%%%%%%%%%%%%%%%%%%%%%%%%%%%%%%%%%%%%%%%%</text:span></text:p>
      <text:p text:style-name="Standard"><text:span text:style-name="T1"><text:s/></text:span></text:p>
      <text:p text:style-name="Standard"><text:span text:style-name="T2">clear </text:span><text:span text:style-name="T3">all</text:span></text:p>
      <text:p text:style-name="Standard"><text:span text:style-name="T2">close </text:span><text:span text:style-name="T3">all</text:span></text:p>
      <text:p text:style-name="Standard"><text:span text:style-name="T3"><text:s/></text:span></text:p>
      <text:p text:style-name="Standard"><text:span text:style-name="T1">% Definitions</text:span></text:p>
      <text:p text:style-name="Standard"><text:span text:style-name="T2">Ts_Desired=0.1; <text:s text:c="10"/></text:span><text:span text:style-name="T1">% Desired sampling time</text:span></text:p>
      <text:p text:style-name="Standard"><text:span text:style-name="T2">Ts=0.1; <text:s text:c="18"/></text:span><text:span text:style-name="T1">% sampling time is 0.1 second. It can be reduced </text:span></text:p>
      <text:p text:style-name="Standard"><text:span text:style-name="T2"><text:s text:c="26"/></text:span><text:span text:style-name="T1">% slightly to offset other overhead in the loop</text:span></text:p>
      <text:p text:style-name="Standard"><text:span text:style-name="T2">Tend=60; <text:s text:c="17"/></text:span><text:span text:style-name="T1">% Was 60 seconds;</text:span></text:p>
      <text:p text:style-name="Standard"><text:span text:style-name="T2">Total_Steps=Tend/Ts_Desired; <text:s text:c="3"/></text:span><text:span text:style-name="T1">% The total number of time steps;</text:span></text:p>
      <text:p text:style-name="Standard"><text:span text:style-name="T2">Create_Full_Speed=0.2; <text:s text:c="5"/></text:span><text:span text:style-name="T1">% The highest speed the robot can travel. (Max is 0.5m/s)</text:span></text:p>
      <text:p text:style-name="Standard"><text:span text:style-name="T1"><text:s/></text:span></text:p>
      <text:p text:style-name="Standard"><text:span text:style-name="T1">% Magnetometer Calibration Data</text:span></text:p>
      <text:p text:style-name="Standard"><text:span text:style-name="T2">Mag_A=[ <text:s/>2.3750 <text:s text:c="4"/>0.2485 <text:s text:c="5"/>-0.2296</text:span></text:p>
      <text:p text:style-name="Standard"><text:span text:style-name="T2"><text:s text:c="9"/>0 <text:s text:c="9"/>2.6714 <text:s text:c="5"/>-0.1862</text:span></text:p>
      <text:p text:style-name="Standard"><text:span text:style-name="T2"><text:s text:c="9"/>0 <text:s text:c="9"/>0 <text:s text:c="10"/>2.5061]; <text:s text:c="7"/></text:span><text:span text:style-name="T1">% estimated shape of the soft iron effect</text:span></text:p>
      <text:p text:style-name="Standard"><text:span text:style-name="T2">Mag_c=[ 0.0067; <text:s text:c="4"/>0.2667; <text:s text:c="4"/>0.0473]; <text:s text:c="7"/></text:span><text:span text:style-name="T1">% estimated center of the hard iron effect</text:span></text:p>
      <text:p text:style-name="Standard"><text:span text:style-name="T1"><text:s/></text:span></text:p>
      <text:p text:style-name="Standard"><text:span text:style-name="T1">% Rate Gyro Biases</text:span></text:p>
      <text:p text:style-name="Standard"><text:span text:style-name="T2">P_Bias=0;</text:span></text:p>
      <text:p text:style-name="Standard"><text:span text:style-name="T2">Q_Bias=0;</text:span></text:p>
      <text:p text:style-name="Standard"><text:span text:style-name="T2">R_Bias=0;</text:span></text:p>
      <text:p text:style-name="Standard"><text:span text:style-name="T1">% P_Bias=-0.0019;</text:span></text:p>
      <text:p text:style-name="Standard"><text:span text:style-name="T1">% Q_Bias= 0.0053;</text:span></text:p>
      <text:p text:style-name="Standard"><text:span text:style-name="T1">% R_Bias=-0.0149;</text:span></text:p>
      <text:p text:style-name="Standard"><text:span text:style-name="T1"><text:s/></text:span></text:p>
      <text:p text:style-name="Standard"><text:span text:style-name="T1">% Define the main Data Structure</text:span></text:p>
      <text:p text:style-name="Standard"><text:span text:style-name="T2">SD= struct( </text:span><text:span text:style-name="T3">'Index'</text:span><text:span text:style-name="T2">,zeros(1,Total_Steps),</text:span><text:span text:style-name="T4">...</text:span><text:span text:style-name="T1"> <text:s text:c="11"/>% SD stands for SMART Data, which stores all the robot data</text:span></text:p>
      <text:p text:style-name="Standard"><text:span text:style-name="T2"><text:s text:c="12"/></text:span><text:span text:style-name="T3">'Time'</text:span><text:span text:style-name="T2">, zeros(1,Total_Steps),</text:span><text:span text:style-name="T4">...</text:span><text:span text:style-name="T1"> <text:s text:c="11"/>% The actual time at each time step (s) </text:span></text:p>
      <text:p text:style-name="Standard"><text:span text:style-name="T2"><text:s text:c="12"/></text:span><text:span text:style-name="T3">'Time_Diff'</text:span><text:span text:style-name="T2">, zeros(1,Total_Steps),</text:span><text:span text:style-name="T4">...</text:span><text:span text:style-name="T1"> <text:s text:c="6"/>% The time difference between two step (s) </text:span></text:p>
      <text:p text:style-name="Standard"><text:span text:style-name="T2"><text:s text:c="12"/></text:span><text:span text:style-name="T3">'Delay'</text:span><text:span text:style-name="T2">,zeros(1,Total_Steps),</text:span><text:span text:style-name="T4">...</text:span><text:span text:style-name="T1"> <text:s text:c="11"/>% Delay needed between each time step. It indicate how much time avaliable for other compuations. </text:span></text:p>
      <text:p text:style-name="Standard"><text:span text:style-name="T2"><text:s text:c="12"/></text:span><text:span text:style-name="T3">'Lidar_Angle'</text:span><text:span text:style-name="T2">, zeros(682,Total_Steps),</text:span><text:span text:style-name="T4">...</text:span><text:span text:style-name="T1"> <text:s text:c="2"/>% Hukuyo Lidar Scan Angles <text:s text:c="12"/></text:span></text:p>
      <text:p text:style-name="Standard"><text:span text:style-name="T2"><text:s text:c="12"/></text:span><text:span text:style-name="T3">'Lidar_Range'</text:span><text:span text:style-name="T2">, zeros(682,Total_Steps),</text:span><text:span text:style-name="T4">...</text:span><text:span text:style-name="T1"> <text:s text:c="2"/>% Hukuyo Lidar Scan Range <text:s text:c="12"/></text:span></text:p>
      <text:p text:style-name="Standard"><text:span text:style-name="T2"><text:s text:c="12"/></text:span><text:span text:style-name="T3">'Logger_Counter'</text:span><text:span text:style-name="T2">, zeros(1,Total_Steps),</text:span><text:span text:style-name="T4">...</text:span><text:span text:style-name="T1"> <text:s/>% The Counter number for the SMART data logger </text:span></text:p>
      <text:p text:style-name="Standard"><text:span text:style-name="T2"><text:s text:c="12"/></text:span><text:span text:style-name="T3">'Ax'</text:span><text:span text:style-name="T2">,zeros(1,Total_Steps),</text:span><text:span text:style-name="T4">...</text:span><text:span text:style-name="T1"> <text:s text:c="14"/>% Acceleration along the x-Axis (g)</text:span></text:p>
      <text:p text:style-name="Standard"><text:span text:style-name="T2"><text:s text:c="12"/></text:span><text:span text:style-name="T3">'Ay'</text:span><text:span text:style-name="T2">,zeros(1,Total_Steps),</text:span><text:span text:style-name="T4">...</text:span><text:span text:style-name="T1"> <text:s text:c="14"/>% Acceleration along the y-Axis (g)</text:span></text:p>
      <text:p text:style-name="Standard"><text:span text:style-name="T2"><text:s text:c="12"/></text:span><text:span text:style-name="T3">'Az'</text:span><text:span text:style-name="T2">,zeros(1,Total_Steps),</text:span><text:span text:style-name="T4">...</text:span><text:span text:style-name="T1"> <text:s text:c="14"/>% Acceleration along the z-Axis (g)</text:span></text:p>
      <text:p text:style-name="Standard"><text:span text:style-name="T2"><text:s text:c="12"/></text:span><text:span text:style-name="T3">'P'</text:span><text:span text:style-name="T2">,zeros(1,Total_Steps),</text:span><text:span text:style-name="T4">...</text:span><text:span text:style-name="T1"> <text:s text:c="15"/>% Roll Rate (deg/s)</text:span></text:p>
      <text:p text:style-name="Standard"><text:span text:style-name="T2"><text:s text:c="12"/></text:span><text:span text:style-name="T3">'Q'</text:span><text:span text:style-name="T2">,zeros(1,Total_Steps),</text:span><text:span text:style-name="T4">...</text:span><text:span text:style-name="T1"> <text:s text:c="15"/>% Pitch Rate (deg/s)</text:span></text:p>
      <text:p text:style-name="Standard"><text:span text:style-name="T2"><text:s text:c="12"/></text:span><text:span text:style-name="T3">'R'</text:span><text:span text:style-name="T2">,zeros(1,Total_Steps),</text:span><text:span text:style-name="T4">...</text:span><text:span text:style-name="T1"> <text:s text:c="15"/>% Yaw Rate (deg/s)</text:span></text:p>
      <text:p text:style-name="Standard"><text:span text:style-name="T2"><text:s text:c="12"/></text:span><text:span text:style-name="T3">'Mx'</text:span><text:span text:style-name="T2">,zeros(1,Total_Steps),</text:span><text:span text:style-name="T4">...</text:span><text:span text:style-name="T1"> <text:s text:c="14"/>% Magnetic strength along the x-axis (G)</text:span></text:p>
      <text:p text:style-name="Standard"><text:span text:style-name="T2"><text:s text:c="12"/></text:span><text:span text:style-name="T3">'My'</text:span><text:span text:style-name="T2">,zeros(1,Total_Steps),</text:span><text:span text:style-name="T4">...</text:span><text:span text:style-name="T1"> <text:s text:c="14"/>% Magnetic strength along the y-axis (G)</text:span></text:p>
      <text:p text:style-name="Standard"><text:span text:style-name="T2"><text:s text:c="12"/></text:span><text:span text:style-name="T3">'Mz'</text:span><text:span text:style-name="T2">,zeros(1,Total_Steps),</text:span><text:span text:style-name="T4">...</text:span><text:span text:style-name="T1"> <text:s text:c="14"/>% Magnetic strength along the z-axis (G)</text:span></text:p>
      <text:p text:style-name="Standard"><text:span text:style-name="T2"><text:s text:c="12"/></text:span><text:span text:style-name="T3">'IMU_T'</text:span><text:span text:style-name="T2">,zeros(1,Total_Steps),</text:span><text:span text:style-name="T4">...</text:span><text:span text:style-name="T1"> <text:s text:c="11"/>% IMU internal temperacture (C)</text:span></text:p>
      <text:p text:style-name="Standard"><text:span text:style-name="T2"><text:s text:c="12"/></text:span><text:span text:style-name="T3">'Roll'</text:span><text:span text:style-name="T2">,zeros(1,Total_Steps),</text:span><text:span text:style-name="T4">...</text:span><text:span text:style-name="T1"> <text:s text:c="12"/>% Roll Angle (rad)</text:span></text:p>
      <text:p text:style-name="Standard"><text:span text:style-name="T2"><text:s text:c="12"/></text:span><text:span text:style-name="T3">'Pitch'</text:span><text:span text:style-name="T2">,zeros(1,Total_Steps),</text:span><text:span text:style-name="T4">...</text:span><text:span text:style-name="T1"> <text:s text:c="11"/>% Pitch Angle (rad)</text:span></text:p>
      <text:p text:style-name="Standard"><text:span text:style-name="T2"><text:s text:c="12"/></text:span><text:span text:style-name="T3">'Yaw'</text:span><text:span text:style-name="T2">,zeros(1,Total_Steps),</text:span><text:span text:style-name="T4">...</text:span><text:span text:style-name="T1"> <text:s text:c="13"/>% Yaw Angle (rad) </text:span></text:p>
      <text:p text:style-name="Standard"><text:soft-page-break/><text:span text:style-name="T2"><text:s text:c="12"/></text:span><text:span text:style-name="T3">'Mag_Heading'</text:span><text:span text:style-name="T2">,zeros(1,Total_Steps),</text:span><text:span text:style-name="T4">...</text:span><text:span text:style-name="T1"> <text:s text:c="5"/>% Magnetic Heading (rad) </text:span></text:p>
      <text:p text:style-name="Standard"><text:span text:style-name="T2"><text:s text:c="12"/></text:span><text:span text:style-name="T3">'X'</text:span><text:span text:style-name="T2">,zeros(1,Total_Steps),</text:span><text:span text:style-name="T4">...</text:span><text:span text:style-name="T1"> <text:s text:c="15"/>% Robot X Position (m) </text:span></text:p>
      <text:p text:style-name="Standard"><text:span text:style-name="T2"><text:s text:c="12"/></text:span><text:span text:style-name="T3">'Y'</text:span><text:span text:style-name="T2">,zeros(1,Total_Steps),</text:span><text:span text:style-name="T4">...</text:span><text:span text:style-name="T1"> <text:s text:c="15"/>% Robot Y Position (m) </text:span></text:p>
      <text:p text:style-name="Standard"><text:span text:style-name="T2"><text:s text:c="12"/></text:span><text:span text:style-name="T3">'RF_F'</text:span><text:span text:style-name="T2">,zeros(1,Total_Steps),</text:span><text:span text:style-name="T4">...</text:span><text:span text:style-name="T1"> <text:s text:c="12"/>% Front Range Finder (mm)</text:span></text:p>
      <text:p text:style-name="Standard"><text:span text:style-name="T2"><text:s text:c="12"/></text:span><text:span text:style-name="T3">'RF_FL'</text:span><text:span text:style-name="T2">,zeros(1,Total_Steps),</text:span><text:span text:style-name="T4">...</text:span><text:span text:style-name="T1"> <text:s text:c="11"/>% Front-Left Range Finder (mm)</text:span></text:p>
      <text:p text:style-name="Standard"><text:span text:style-name="T2"><text:s text:c="12"/></text:span><text:span text:style-name="T3">'RF_L'</text:span><text:span text:style-name="T2">,zeros(1,Total_Steps),</text:span><text:span text:style-name="T4">...</text:span><text:span text:style-name="T1"> <text:s text:c="12"/>% Left Range Finder (mm)</text:span></text:p>
      <text:p text:style-name="Standard"><text:span text:style-name="T2"><text:s text:c="12"/></text:span><text:span text:style-name="T3">'RF_B'</text:span><text:span text:style-name="T2">,zeros(1,Total_Steps),</text:span><text:span text:style-name="T4">...</text:span><text:span text:style-name="T1"> <text:s text:c="12"/>% Back Range Finder (mm)</text:span></text:p>
      <text:p text:style-name="Standard"><text:span text:style-name="T2"><text:s text:c="12"/></text:span><text:span text:style-name="T3">'RF_R'</text:span><text:span text:style-name="T2">,zeros(1,Total_Steps),</text:span><text:span text:style-name="T4">...</text:span><text:span text:style-name="T1"> <text:s text:c="12"/>% Right Range Finder (mm)</text:span></text:p>
      <text:p text:style-name="Standard"><text:span text:style-name="T2"><text:s text:c="12"/></text:span><text:span text:style-name="T3">'RF_FR'</text:span><text:span text:style-name="T2">,zeros(1,Total_Steps),</text:span><text:span text:style-name="T4">...</text:span><text:span text:style-name="T1"> <text:s text:c="11"/>% Front Right Range Finder (mm)</text:span></text:p>
      <text:p text:style-name="Standard"><text:span text:style-name="T2"><text:s text:c="12"/></text:span><text:span text:style-name="T3">'Laser_RF'</text:span><text:span text:style-name="T2">, zeros(1,Total_Steps),</text:span><text:span text:style-name="T4">...</text:span><text:span text:style-name="T1"> <text:s text:c="7"/>% Laser Range Finder (mm)</text:span></text:p>
      <text:p text:style-name="Standard"><text:span text:style-name="T2"><text:s text:c="12"/></text:span><text:span text:style-name="T3">'Wall'</text:span><text:span text:style-name="T2">, zeros(1,Total_Steps),</text:span><text:span text:style-name="T4">...</text:span><text:span text:style-name="T1"> <text:s text:c="11"/>% Wall sensor of Create (0/1)</text:span></text:p>
      <text:p text:style-name="Standard"><text:span text:style-name="T2"><text:s text:c="12"/></text:span><text:span text:style-name="T3">'VirtWall'</text:span><text:span text:style-name="T2">, zeros(1,Total_Steps),</text:span><text:span text:style-name="T4">...</text:span><text:span text:style-name="T1"> <text:s text:c="7"/>% Detect the Virtual Wall (0/1)</text:span></text:p>
      <text:p text:style-name="Standard"><text:span text:style-name="T2"><text:s text:c="12"/></text:span><text:span text:style-name="T3">'Dist'</text:span><text:span text:style-name="T2">, zeros(1,Total_Steps),</text:span><text:span text:style-name="T4">...</text:span><text:span text:style-name="T1"> <text:s text:c="11"/>% Distance Traveled Since Last Call (m)</text:span></text:p>
      <text:p text:style-name="Standard"><text:span text:style-name="T2"><text:s text:c="12"/></text:span><text:span text:style-name="T3">'TotalDist'</text:span><text:span text:style-name="T2">, zeros(1,Total_Steps),</text:span><text:span text:style-name="T4">...</text:span><text:span text:style-name="T1"> <text:s text:c="6"/>% Total Distance Traveled(m)</text:span></text:p>
      <text:p text:style-name="Standard"><text:span text:style-name="T2"><text:s text:c="12"/></text:span><text:span text:style-name="T3">'Angle'</text:span><text:span text:style-name="T2">, zeros(1,Total_Steps),</text:span><text:span text:style-name="T4">...</text:span><text:span text:style-name="T1"> <text:s text:c="10"/>% Angle Traveled Since Last Call (rad)</text:span></text:p>
      <text:p text:style-name="Standard"><text:span text:style-name="T2"><text:s text:c="12"/></text:span><text:span text:style-name="T3">'TotalAngle'</text:span><text:span text:style-name="T2">, zeros(1,Total_Steps),</text:span><text:span text:style-name="T4">...</text:span><text:span text:style-name="T1"> <text:s text:c="5"/>% Total Angle Traveled (rad)</text:span></text:p>
      <text:p text:style-name="Standard"><text:span text:style-name="T2"><text:s text:c="12"/></text:span><text:span text:style-name="T3">'CreateVolts'</text:span><text:span text:style-name="T2">, zeros(1,Total_Steps),</text:span><text:span text:style-name="T4">...</text:span><text:span text:style-name="T1"> <text:s text:c="4"/>% Voltage of the Create Robot (rad)</text:span></text:p>
      <text:p text:style-name="Standard"><text:span text:style-name="T2"><text:s text:c="12"/></text:span><text:span text:style-name="T3">'CreateCurrent'</text:span><text:span text:style-name="T2">, zeros(1,Total_Steps)); <text:s text:c="4"/></text:span><text:span text:style-name="T1">% Current of the Create Robot (rad)</text:span></text:p>
      <text:p text:style-name="Standard"><text:span text:style-name="T2"><text:s text:c="3"/></text:span></text:p>
      <text:p text:style-name="Standard"><text:span text:style-name="T1">% Initialize the Serial Port for the Data Logger</text:span></text:p>
      <text:p text:style-name="Standard"><text:span text:style-name="T2">S_Logger=Init_Logger(</text:span><text:span text:style-name="T3">'2'</text:span><text:span text:style-name="T2">); <text:s/></text:span><text:span text:style-name="T1">% May be different on different computer</text:span></text:p>
      <text:p text:style-name="Standard"><text:span text:style-name="T1">% Initialize the Serial Port for iRobot Create</text:span></text:p>
      <text:p text:style-name="Standard"><text:span text:style-name="T2">S_Create=RoombaInit(1); <text:s text:c="3"/></text:span></text:p>
      <text:p text:style-name="Standard"><text:span text:style-name="T1">% Initialize the Serial Port for LightWare Laser Rangefinder</text:span></text:p>
      <text:p text:style-name="Standard"><text:span text:style-name="T1">% S_LightWare=Init_LightWare('3'); <text:s text:c="4"/></text:span></text:p>
      <text:p text:style-name="Standard"><text:span text:style-name="T1"><text:s/></text:span></text:p>
      <text:p text:style-name="Standard"><text:span text:style-name="T1">% Initialize the Serial Port for Hukuyo Lidar</text:span></text:p>
      <text:p text:style-name="Standard"><text:span text:style-name="T2">S_Hokuyo=Init_Hokuyo(4); <text:s text:c="3"/></text:span><text:span text:style-name="T1">% initalize the Lidar</text:span></text:p>
      <text:p text:style-name="Standard"><text:span text:style-name="T2">pause(0.1);</text:span></text:p>
      <text:p text:style-name="Standard"><text:span text:style-name="T2">fscanf(S_Hokuyo)</text:span></text:p>
      <text:p text:style-name="Standard"><text:span text:style-name="T2">rangescan=zeros(1, 682); <text:s/></text:span></text:p>
      <text:p text:style-name="Standard"><text:span text:style-name="T4">for</text:span><text:span text:style-name="T2"> i=1:Total_Steps</text:span></text:p>
      <text:p text:style-name="Standard"><text:span text:style-name="T2"><text:s text:c="4"/>SD.Lidar_Angle(:,i)=(-120:240/682:120-240/682)*pi/180; <text:s text:c="2"/></text:span><text:span text:style-name="T1">% an Array of all the scan angles</text:span></text:p>
      <text:p text:style-name="Standard"><text:span text:style-name="T4">end</text:span></text:p>
      <text:p text:style-name="Standard"><text:span text:style-name="T2">fprintf(S_Hokuyo,</text:span><text:span text:style-name="T3">'GD0044072500'</text:span><text:span text:style-name="T2">); <text:s text:c="10"/></text:span><text:span text:style-name="T1">% request a scan</text:span></text:p>
      <text:p text:style-name="Standard"><text:span text:style-name="T1"><text:s/></text:span></text:p>
      <text:p text:style-name="Standard"><text:span text:style-name="T2">flushinput(S_Logger); <text:s text:c="6"/></text:span><text:span text:style-name="T1">% Flush the data logger serial port</text:span></text:p>
      <text:p text:style-name="Standard"><text:span text:style-name="T2">flushinput(S_Create); <text:s text:c="6"/></text:span><text:span text:style-name="T1">% Flush the iRobot Create serial port</text:span></text:p>
      <text:p text:style-name="Standard"><text:span text:style-name="T2">fwrite(S_Create, [142 0]); <text:s/></text:span><text:span text:style-name="T1">% Request all sensor data from Create</text:span></text:p>
      <text:p text:style-name="Standard"><text:span text:style-name="T2">BeepRoomba(S_Create); <text:s text:c="6"/></text:span><text:span text:style-name="T1">% Make a Beeping Sound</text:span></text:p>
      <text:p text:style-name="Standard"><text:span text:style-name="T2">pause(0.1);</text:span></text:p>
      <text:p text:style-name="Standard"><text:span text:style-name="T2"><text:s/></text:span></text:p>
      <text:p text:style-name="Standard"><text:span text:style-name="T2"><text:s text:c="3"/>turncount=0;</text:span></text:p>
      <text:p text:style-name="Standard"><text:span text:style-name="T2"><text:s text:c="3"/>turnflag=0; </text:span><text:span text:style-name="T1">%0 for left 1 for right</text:span></text:p>
      <text:p text:style-name="Standard"><text:span text:style-name="T2"><text:s text:c="3"/>SD.thetar=zeros(1,600);</text:span></text:p>
      <text:p text:style-name="Standard"><text:span text:style-name="T2"><text:s text:c="3"/>A=1;</text:span></text:p>
      <text:p text:style-name="Standard"><text:span text:style-name="T2"><text:s text:c="3"/>X_P=0;</text:span></text:p>
      <text:p text:style-name="Standard"><text:span text:style-name="T2"><text:s text:c="3"/>P_P=1;</text:span></text:p>
      <text:p text:style-name="Standard"><text:span text:style-name="T2"><text:s/></text:span></text:p>
      <text:p text:style-name="Standard"><text:span text:style-name="T1">% Starting the main loop</text:span></text:p>
      <text:p text:style-name="Standard"><text:span text:style-name="T4">for</text:span><text:span text:style-name="T2"> i=1:Total_Steps</text:span></text:p>
      <text:p text:style-name="Standard"><text:span text:style-name="T2"><text:s text:c="4"/>tic</text:span></text:p>
      <text:p text:style-name="Standard"><text:span text:style-name="T2"><text:s text:c="4"/>SD.Index(i)=i;</text:span></text:p>
      <text:p text:style-name="Standard"><text:span text:style-name="T2"><text:s text:c="4"/></text:span></text:p>
      <text:p text:style-name="Standard"><text:span text:style-name="T2"><text:s text:c="4"/></text:span><text:span text:style-name="T1">% Acquire data from the sensor interface board</text:span></text:p>
      <text:p text:style-name="Standard"><text:span text:style-name="T2"><text:s text:c="4"/></text:span><text:span text:style-name="T4">if</text:span><text:span text:style-name="T2"> i==1</text:span></text:p>
      <text:p text:style-name="Standard"><text:soft-page-break/><text:span text:style-name="T2"><text:s text:c="8"/>[SD.Logger_Counter(i), SD.Ax(i), SD.Ay(i), SD.Az(i), Raw_P, Raw_Q, Raw_R, Raw_Mx, Raw_My, Raw_Mz, SD.IMU_T(i), A2D_Ch1, A2D_Ch2, SD.RF_F(i), SD.RF_FL(i), SD.RF_L(i), SD.RF_B(i), SD.RF_R(i), SD.RF_FR(i)] = Read_Logger_2(S_Logger,0,0,0,0,0,0,0,0,0,0,0,0,0,0,0,0,0,0,0); </text:span></text:p>
      <text:p text:style-name="Standard"><text:span text:style-name="T2"><text:s text:c="4"/></text:span><text:span text:style-name="T4">else</text:span></text:p>
      <text:p text:style-name="Standard"><text:span text:style-name="T2"><text:s text:c="8"/>[SD.Logger_Counter(i), SD.Ax(i), SD.Ay(i), SD.Az(i), Raw_P, Raw_Q, Raw_R, Raw_Mx, Raw_My, Raw_Mz, SD.IMU_T(i), A2D_Ch1, A2D_Ch2, SD.RF_F(i), SD.RF_FL(i), SD.RF_L(i), SD.RF_B(i), SD.RF_R(i), SD.RF_FR(i)] = Read_Logger_2(S_Logger,SD.Logger_Counter(i-1),SD.Ax(i-1),SD.Ay(i-1),SD.Az(i-1),Raw_P, Raw_Q, Raw_R, Raw_Mx, Raw_My, Raw_Mz, SD.IMU_T(i-1), A2D_Ch1, A2D_Ch2, SD.RF_F(i-1), SD.RF_FL(i-1), SD.RF_L(i-1), SD.RF_B(i-1), SD.RF_R(i-1), SD.RF_FR(i-1)); </text:span></text:p>
      <text:p text:style-name="Standard"><text:span text:style-name="T2"><text:s text:c="4"/></text:span><text:span text:style-name="T4">end</text:span></text:p>
      <text:p text:style-name="Standard"><text:span text:style-name="T2"><text:s text:c="4"/>SD.P(i)=Raw_P-P_Bias; <text:s text:c="3"/>SD.Q(i)=Raw_Q-Q_Bias; <text:s text:c="3"/>SD.R(i)=Raw_R-R_Bias; <text:s text:c="2"/></text:span><text:span text:style-name="T1">% Calibrate the gyro data</text:span></text:p>
      <text:p text:style-name="Standard"><text:span text:style-name="T2"><text:s text:c="4"/>temp=Mag_A*[Raw_Mx-Mag_c(1); Raw_My-Mag_c(2); Raw_Mz-Mag_c(3)]; <text:s text:c="10"/></text:span><text:span text:style-name="T1">% Magnetometer Raw Data Correction</text:span></text:p>
      <text:p text:style-name="Standard"><text:span text:style-name="T2"><text:s text:c="4"/>SD.Mx(i)=temp(1); SD.My(i)=temp(2); SD.Mz(i)=temp(3);</text:span></text:p>
      <text:p text:style-name="Standard"><text:span text:style-name="T2"><text:s text:c="4"/></text:span></text:p>
      <text:p text:style-name="Standard"><text:span text:style-name="T2"><text:s text:c="4"/>flushinput(S_Logger); <text:s text:c="6"/></text:span><text:span text:style-name="T1">% Flush the data logger serial port</text:span></text:p>
      <text:p text:style-name="Standard"><text:span text:style-name="T1"><text:s/></text:span></text:p>
      <text:p text:style-name="Standard"><text:span text:style-name="T2"><text:s text:c="4"/></text:span><text:span text:style-name="T1">% Acquire data from the LightWare Laser Rangefinder</text:span></text:p>
      <text:p text:style-name="Standard"><text:span text:style-name="T1">% <text:s text:c="4"/>if i==1</text:span></text:p>
      <text:p text:style-name="Standard"><text:span text:style-name="T1">% <text:s text:c="8"/>SD.Laser_RF(i) = Read_LightWare(S_LightWare,0);</text:span></text:p>
      <text:p text:style-name="Standard"><text:span text:style-name="T1">% <text:s text:c="4"/>else</text:span></text:p>
      <text:p text:style-name="Standard"><text:span text:style-name="T1">% <text:s text:c="8"/>SD.Laser_RF(i) = Read_LightWare(S_LightWare,SD.Laser_RF(i-1));</text:span></text:p>
      <text:p text:style-name="Standard"><text:span text:style-name="T1">% <text:s text:c="4"/>end</text:span></text:p>
      <text:p text:style-name="Standard"><text:span text:style-name="T1">% <text:s text:c="4"/>flushinput(S_LightWare); <text:s text:c="3"/>% Flush the LightWare Laser Rangefinder serial port</text:span></text:p>
      <text:p text:style-name="Standard"><text:span text:style-name="T1"><text:s/></text:span></text:p>
      <text:p text:style-name="Standard"><text:span text:style-name="T2"><text:s text:c="4"/></text:span><text:span text:style-name="T1">% Acquire the data from the iRobot Create</text:span></text:p>
      <text:p text:style-name="Standard"><text:span text:style-name="T2"><text:s text:c="4"/>[BumpRight,BumpLeft,BumpFront,SD.Wall(i),SD.VirtWall(i),CliffLeft,CliffRight,CliffFrontLeft,CliffFrontRight,LeftCurrOver,RightCurrOver,DirtL,DirtR,ButtonPlay,ButtonAv,SD.Dist(i),SD.Angle(i),SD.CreateVolts(i),SD.CreateCurrent(i),Temp,Charge,Capacity,pCharge]=Read_Create_2(S_Create);</text:span></text:p>
      <text:p text:style-name="Standard"><text:span text:style-name="T2"><text:s text:c="4"/>flushinput(S_Create); <text:s text:c="6"/></text:span><text:span text:style-name="T1">% Flush the iRobot Create serial port</text:span></text:p>
      <text:p text:style-name="Standard"><text:span text:style-name="T2"><text:s text:c="4"/>fwrite(S_Create, [142 0]); <text:s/></text:span><text:span text:style-name="T1">% Request all sensor data from Create</text:span></text:p>
      <text:p text:style-name="Standard"><text:span text:style-name="T1"><text:s/></text:span></text:p>
      <text:p text:style-name="Standard"><text:span text:style-name="T2"><text:s text:c="4"/></text:span><text:span text:style-name="T1">% Acquire data from Hukuyo Lidar</text:span></text:p>
      <text:p text:style-name="Standard"><text:span text:style-name="T2"><text:s text:c="4"/>rangescan = Read_Hokuyo(S_Hokuyo, rangescan);</text:span></text:p>
      <text:p text:style-name="Standard"><text:span text:style-name="T2"><text:s text:c="4"/>SD.Lidar_Range(:,i)=rangescan;</text:span></text:p>
      <text:p text:style-name="Standard"><text:span text:style-name="T2"><text:s text:c="4"/>SD.Laser_RF(i) = rangescan(341); <text:s text:c="3"/></text:span><text:span text:style-name="T1">% simulated laser rangefinder using the LIDAR center spot</text:span></text:p>
      <text:p text:style-name="Standard"><text:span text:style-name="T1">% <text:s text:c="4"/>plot(rangescan);</text:span></text:p>
      <text:p text:style-name="Standard"><text:span text:style-name="T1">% <text:s text:c="4"/>drawnow</text:span></text:p>
      <text:p text:style-name="Standard"><text:span text:style-name="T1"><text:s/></text:span></text:p>
      <text:p text:style-name="Standard"><text:span text:style-name="T2"><text:s text:c="4"/>flushinput(S_Hokuyo); <text:s text:c="6"/></text:span><text:span text:style-name="T1">% Flush the Lidar serial port</text:span></text:p>
      <text:p text:style-name="Standard"><text:span text:style-name="T2"><text:s text:c="4"/>fprintf(S_Hokuyo,</text:span><text:span text:style-name="T3">'GD0044072500'</text:span><text:span text:style-name="T2">); <text:s text:c="10"/></text:span><text:span text:style-name="T1">% request a new Lidar scan</text:span></text:p>
      <text:p text:style-name="Standard"><text:span text:style-name="T1"><text:s/></text:span></text:p>
      <text:p text:style-name="Standard"><text:span text:style-name="T2"><text:s text:c="4"/>Time=clock; <text:s text:c="20"/></text:span><text:span text:style-name="T1">% Mark the current time;</text:span></text:p>
      <text:p text:style-name="Standard"><text:span text:style-name="T2"><text:s text:c="4"/>SD.Time(i)=Time(6); <text:s text:c="12"/></text:span><text:span text:style-name="T1">% Store the seconds;</text:span></text:p>
      <text:p text:style-name="Standard"><text:span text:style-name="T2"><text:s text:c="4"/></text:span><text:span text:style-name="T4">if</text:span><text:span text:style-name="T2"> i==1</text:span></text:p>
      <text:p text:style-name="Standard"><text:span text:style-name="T2"><text:s text:c="8"/>SD.Roll(i)=atan2(SD.Ay(i), SD.Az(i)); <text:s text:c="32"/></text:span><text:span text:style-name="T1">% Calculate the Roll angle based on the gravity vector</text:span></text:p>
      <text:p text:style-name="Standard"><text:span text:style-name="T2"><text:s text:c="8"/>SD.Pitch(i)=atan(-SD.Ax(i)/(SD.Ay(i)*sin(SD.Roll(i))+SD.Az(i)*cos(SD.Roll(i)))); <text:s text:c="3"/></text:span><text:span text:style-name="T1">% Calculate the Roll angle based on the pitch vector</text:span></text:p>
      <text:p text:style-name="Standard"><text:span text:style-name="T2"><text:s text:c="8"/>SD.Mag_Heading(i)=atan2(-SD.My(i), SD.Mx(i)); <text:s text:c="24"/></text:span><text:span text:style-name="T1">% The initial 2D magnetic heading of the robot</text:span></text:p>
      <text:p text:style-name="Standard"><text:span text:style-name="T2"><text:s text:c="8"/>SD.Yaw(i)=0; <text:s text:c="57"/></text:span><text:span text:style-name="T1">% Set the current yaw angle as zero</text:span></text:p>
      <text:p text:style-name="Standard"><text:span text:style-name="T2"><text:s text:c="8"/>Attitude_P=zeros(3,3); <text:s text:c="47"/></text:span><text:span text:style-name="T1">% Initialization the error covariance matrix for attitude estimation </text:span></text:p>
      <text:p text:style-name="Standard"><text:span text:style-name="T2"><text:s text:c="8"/>SD.X(i)=0; <text:s text:c="59"/></text:span><text:span text:style-name="T1">% Initial Robot X Position</text:span></text:p>
      <text:p text:style-name="Standard"><text:span text:style-name="T2"><text:s text:c="8"/>SD.Y(i)=0; <text:s text:c="59"/></text:span><text:span text:style-name="T1">% Inital Robot Y Position</text:span></text:p>
      <text:p text:style-name="Standard"><text:soft-page-break/><text:span text:style-name="T2"><text:s text:c="4"/></text:span><text:span text:style-name="T4">else</text:span><text:span text:style-name="T2"> <text:s text:c="69"/></text:span><text:span text:style-name="T1">% If i&gt;1</text:span></text:p>
      <text:p text:style-name="Standard"><text:span text:style-name="T2"><text:s text:c="8"/>SD.Time_Diff(i)=SD.Time(i)-SD.Time(i-1); <text:s text:c="29"/></text:span><text:span text:style-name="T1">% Calculate the time difference between steps</text:span></text:p>
      <text:p text:style-name="Standard"><text:span text:style-name="T2"><text:s text:c="8"/></text:span><text:span text:style-name="T4">if</text:span><text:span text:style-name="T2"> SD.Time_Diff(i)&lt;0</text:span></text:p>
      <text:p text:style-name="Standard"><text:span text:style-name="T2"><text:s text:c="12"/>SD.Time_Diff(i)=SD.Time_Diff(i)+60; <text:s text:c="30"/></text:span><text:span text:style-name="T1">% Compensate for the minute change</text:span></text:p>
      <text:p text:style-name="Standard"><text:span text:style-name="T2"><text:s text:c="8"/></text:span><text:span text:style-name="T4">end</text:span></text:p>
      <text:p text:style-name="Standard"><text:span text:style-name="T2"><text:s text:c="8"/>SD.TotalDist(i)=SD.TotalDist(i-1)+SD.Dist(i); <text:s text:c="24"/></text:span><text:span text:style-name="T1">% Calculate the total traveled distance based on the encoder reading</text:span></text:p>
      <text:p text:style-name="Standard"><text:span text:style-name="T2"><text:s text:c="8"/>SD.TotalAngle(i)=SD.TotalAngle(i-1)+SD.Angle(i); <text:s text:c="21"/></text:span><text:span text:style-name="T1">% Calculate the total traveled angle based on the encoder reading</text:span></text:p>
      <text:p text:style-name="Standard"><text:span text:style-name="T2"><text:s text:c="8"/></text:span></text:p>
      <text:p text:style-name="Standard"><text:span text:style-name="T2"><text:s text:c="8"/>SD.Mag_Heading(i)=atan2(-SD.My(i), SD.Mx(i)); <text:s text:c="24"/></text:span><text:span text:style-name="T1">% The 2D magnetic heading of the robot</text:span></text:p>
      <text:p text:style-name="Standard"><text:span text:style-name="T1"><text:s/></text:span></text:p>
      <text:p text:style-name="Standard"><text:span text:style-name="T2"><text:s text:c="8"/>[SD.Roll(i), SD.Pitch(i), SD.Yaw(i), Attitude_P] = Attitude_Estimation(SD.Mag_Heading(1), SD.Roll(i-1), SD.Pitch(i-1), SD.Yaw(i-1), SD.Time_Diff(i), Attitude_P, SD.Ax(i), SD.Ay(i), SD.Az(i), SD.P(i), SD.Q(i), SD.R(i), SD.Mx(i), SD.My(i), SD.Mz(i)); <text:s text:c="4"/></text:span><text:span text:style-name="T1">% Perform the attitude estimation </text:span></text:p>
      <text:p text:style-name="Standard"><text:span text:style-name="T2"><text:s text:c="8"/>SD.X(i)=SD.X(i-1)+SD.Dist(i)*sin(SD.Yaw(i)-SD.Yaw(1)); <text:s text:c="15"/></text:span><text:span text:style-name="T1">% Dead Reconing for X position</text:span></text:p>
      <text:p text:style-name="Standard"><text:span text:style-name="T2"><text:s text:c="8"/>SD.Y(i)=SD.Y(i-1)+SD.Dist(i)*cos(SD.Yaw(i)-SD.Yaw(1)); <text:s text:c="15"/></text:span><text:span text:style-name="T1">% Dead Reconing for X position</text:span></text:p>
      <text:p text:style-name="Standard"><text:span text:style-name="T2"><text:s text:c="4"/></text:span><text:span text:style-name="T4">end</text:span></text:p>
      <text:p text:style-name="Standard"><text:span text:style-name="T2"><text:s text:c="4"/></text:span></text:p>
      <text:p text:style-name="Standard"><text:span text:style-name="T2"><text:s text:c="4"/></text:span></text:p>
      <text:p text:style-name="Standard"><text:span text:style-name="T1"><text:s text:c="4"/>%% Put your custom control functions here</text:span></text:p>
      <text:p text:style-name="Standard"><text:span text:style-name="T2"><text:s text:c="4"/></text:span><text:span text:style-name="T1">%----------------------------------------------------------</text:span></text:p>
      <text:p text:style-name="Standard"><text:span text:style-name="T2"><text:s text:c="4"/></text:span><text:span text:style-name="T1">% Use the following function for the robot wheel control:</text:span></text:p>
      <text:p text:style-name="Standard"><text:span text:style-name="T2"><text:s text:c="4"/></text:span><text:span text:style-name="T1">% SetDriveWheelsSMART(S_Create, rightWheelVel, leftWheelVel, SD.CliffLeft(i),SD.CliffRight(i),SD.CliffFrontLeft(i),SD.CliffFrontRight(i));</text:span></text:p>
      <text:p text:style-name="Standard"><text:span text:style-name="T2"><text:s text:c="4"/>SD.thetaL(i)=acosd(900/(SD.Laser_RF(i)-155));</text:span></text:p>
      <text:p text:style-name="Standard"><text:span text:style-name="T2"><text:s text:c="4"/></text:span><text:span text:style-name="T4">if</text:span><text:span text:style-name="T2"> i==1</text:span></text:p>
      <text:p text:style-name="Standard"><text:span text:style-name="T2"><text:s text:c="8"/>SD.thetar(i)=0+(SD.R(i)+0.0028)*SD.Time_Diff(i);</text:span></text:p>
      <text:p text:style-name="Standard"><text:span text:style-name="T2"><text:s text:c="4"/></text:span><text:span text:style-name="T4">else</text:span></text:p>
      <text:p text:style-name="Standard"><text:span text:style-name="T2"><text:s text:c="8"/>SD.thetar(i)=SD.thetar(i-1)+(SD.R(i)+0.0028)*SD.Time_Diff(i);</text:span></text:p>
      <text:p text:style-name="Standard"><text:span text:style-name="T2"><text:s text:c="4"/></text:span><text:span text:style-name="T4">end</text:span></text:p>
      <text:p text:style-name="Standard"><text:span text:style-name="T2"><text:s text:c="4"/></text:span></text:p>
      <text:p text:style-name="Standard"><text:span text:style-name="T2"><text:s text:c="4"/>Q=(SD.Time_Diff(i)^2)*2.6312e-5;</text:span></text:p>
      <text:p text:style-name="Standard"><text:span text:style-name="T2"><text:s text:c="4"/>R=10.3413;</text:span></text:p>
      <text:p text:style-name="Standard"><text:span text:style-name="T2"><text:s text:c="4"/></text:span><text:span text:style-name="T1">%Prediction</text:span></text:p>
      <text:p text:style-name="Standard"><text:span text:style-name="T2"><text:s text:c="4"/>X_A=X_P-SD.Time_Diff(i)*(SD.R(i)-0.0028)+Q;</text:span></text:p>
      <text:p text:style-name="Standard"><text:span text:style-name="T2"><text:s text:c="4"/>P_A=A*P_P*A'+Q;</text:span></text:p>
      <text:p text:style-name="Standard"><text:span text:style-name="T2"><text:s text:c="4"/></text:span></text:p>
      <text:p text:style-name="Standard"><text:span text:style-name="T2"><text:s text:c="4"/></text:span><text:span text:style-name="T1">%Measurement update</text:span></text:p>
      <text:p text:style-name="Standard"><text:span text:style-name="T2"><text:s text:c="4"/>H=900*sec(X_A)*tan(X_A);</text:span></text:p>
      <text:p text:style-name="Standard"><text:span text:style-name="T2"><text:s text:c="4"/>y=SD.Laser_RF(i)+R;</text:span></text:p>
      <text:p text:style-name="Standard"><text:span text:style-name="T2"><text:s text:c="4"/>r=y-(900*sec(X_A)+155);</text:span></text:p>
      <text:p text:style-name="Standard"><text:span text:style-name="T2"><text:s text:c="4"/>S=H*P_A*H'+R;</text:span></text:p>
      <text:p text:style-name="Standard"><text:span text:style-name="T2"><text:s text:c="4"/>K=P_A*H'*inv(S);</text:span></text:p>
      <text:p text:style-name="Standard"><text:span text:style-name="T2"><text:s text:c="4"/>X_P=X_A+K*r;</text:span></text:p>
      <text:p text:style-name="Standard"><text:span text:style-name="T2"><text:s text:c="4"/>P_P=1-K*H*P_A;</text:span></text:p>
      <text:p text:style-name="Standard"><text:span text:style-name="T2"><text:s text:c="4"/></text:span></text:p>
      <text:p text:style-name="Standard"><text:span text:style-name="T2"><text:s text:c="4"/>SD.ThetaEKF(i)=X_P;</text:span></text:p>
      <text:p text:style-name="Standard"><text:span text:style-name="T2"><text:s text:c="4"/></text:span></text:p>
      <text:p text:style-name="Standard"><text:span text:style-name="T2"><text:s text:c="4"/></text:span></text:p>
      <text:p text:style-name="Standard"><text:span text:style-name="T2"><text:s text:c="4"/></text:span></text:p>
      <text:p text:style-name="Standard"><text:span text:style-name="T2"><text:s text:c="4"/></text:span><text:span text:style-name="T4">if</text:span><text:span text:style-name="T2"> turncount&lt;6</text:span></text:p>
      <text:p text:style-name="Standard"><text:span text:style-name="T2"><text:s text:c="8"/></text:span></text:p>
      <text:p text:style-name="Standard"><text:soft-page-break/><text:span text:style-name="T2"><text:s text:c="8"/></text:span></text:p>
      <text:p text:style-name="Standard"><text:span text:style-name="T2"><text:s text:c="8"/></text:span><text:span text:style-name="T4">if</text:span><text:span text:style-name="T2"> turnflag==0</text:span></text:p>
      <text:p text:style-name="Standard"><text:span text:style-name="T2"><text:s text:c="12"/>SetDriveWheelsSMART(S_Create, Create_Full_Speed*.2, Create_Full_Speed*-.2, CliffLeft,CliffRight,CliffFrontLeft,CliffFrontRight,BumpRight,BumpLeft,BumpFront);</text:span></text:p>
      <text:p text:style-name="Standard"><text:span text:style-name="T2"><text:s text:c="12"/></text:span><text:span text:style-name="T4">if</text:span><text:span text:style-name="T2"> abs(SD.thetar(i)) &gt;= deg2rad(30)</text:span></text:p>
      <text:p text:style-name="Standard"><text:span text:style-name="T2"><text:s text:c="16"/>turnflag=1;</text:span></text:p>
      <text:p text:style-name="Standard"><text:span text:style-name="T2"><text:s text:c="12"/></text:span><text:span text:style-name="T4">end</text:span></text:p>
      <text:p text:style-name="Standard"><text:span text:style-name="T2"><text:s text:c="8"/></text:span><text:span text:style-name="T4">else</text:span></text:p>
      <text:p text:style-name="Standard"><text:span text:style-name="T2"><text:s text:c="12"/>SetDriveWheelsSMART(S_Create, Create_Full_Speed*-.2, Create_Full_Speed*.2, CliffLeft,CliffRight,CliffFrontLeft,CliffFrontRight,BumpRight,BumpLeft,BumpFront);</text:span></text:p>
      <text:p text:style-name="Standard"><text:span text:style-name="T2"><text:s text:c="12"/></text:span><text:span text:style-name="T4">if</text:span><text:span text:style-name="T2"> -SD.thetar(i) &lt;= 0</text:span></text:p>
      <text:p text:style-name="Standard"><text:span text:style-name="T2"><text:s text:c="16"/>turnflag=0;</text:span></text:p>
      <text:p text:style-name="Standard"><text:span text:style-name="T2"><text:s text:c="16"/>turncount=turncount+1;</text:span></text:p>
      <text:p text:style-name="Standard"><text:span text:style-name="T2"><text:s text:c="12"/></text:span><text:span text:style-name="T4">end</text:span></text:p>
      <text:p text:style-name="Standard"><text:span text:style-name="T2"><text:s text:c="8"/></text:span><text:span text:style-name="T4">end</text:span></text:p>
      <text:p text:style-name="Standard"><text:span text:style-name="T2"><text:s text:c="4"/></text:span><text:span text:style-name="T4">else</text:span></text:p>
      <text:p text:style-name="Standard"><text:span text:style-name="T2"><text:s text:c="8"/>SetDriveWheelsSMART(S_Create, Create_Full_Speed*0, Create_Full_Speed*0, CliffLeft,CliffRight,CliffFrontLeft,CliffFrontRight,BumpRight,BumpLeft,BumpFront);</text:span></text:p>
      <text:p text:style-name="Standard"><text:span text:style-name="T2"><text:s text:c="4"/></text:span><text:span text:style-name="T4">end</text:span></text:p>
      <text:p text:style-name="Standard"><text:span text:style-name="T2"><text:s text:c="4"/></text:span><text:span text:style-name="T1">%----------------------------------------------------------</text:span></text:p>
      <text:p text:style-name="Standard"><text:span text:style-name="T1"><text:s text:c="4"/>%% End of the Custom Control Code</text:span></text:p>
      <text:p text:style-name="Standard"><text:span text:style-name="T2"><text:s text:c="4"/></text:span></text:p>
      <text:p text:style-name="Standard"><text:span text:style-name="T2"><text:s text:c="4"/></text:span><text:span text:style-name="T1">% Calculate the time left in the constant interval</text:span></text:p>
      <text:p text:style-name="Standard"><text:span text:style-name="T2"><text:s text:c="4"/>SD.Delay(i)=Ts-toc;</text:span></text:p>
      <text:p text:style-name="Standard"><text:span text:style-name="T2"><text:s text:c="4"/></text:span><text:span text:style-name="T4">if</text:span><text:span text:style-name="T2"> SD.Delay(i)&gt;0</text:span></text:p>
      <text:p text:style-name="Standard"><text:span text:style-name="T2"><text:s text:c="8"/>pause(SD.Delay(i)); <text:s text:c="4"/></text:span><text:span text:style-name="T1">% Kill the remaining time</text:span></text:p>
      <text:p text:style-name="Standard"><text:span text:style-name="T2"><text:s text:c="4"/></text:span><text:span text:style-name="T4">end</text:span></text:p>
      <text:p text:style-name="Standard"><text:span text:style-name="T4">end</text:span></text:p>
      <text:p text:style-name="Standard"><text:span text:style-name="T2">Total_Elapse_Time=SD.Time(Total_Steps)-SD.Time(1) <text:s/></text:span><text:span text:style-name="T1">% Calcualte the total elapse time, not counting the minutes</text:span></text:p>
      <text:p text:style-name="Standard"><text:span text:style-name="T2">SetDriveWheelsSMART(S_Create, 0, 0, CliffLeft,CliffRight,CliffFrontLeft,CliffFrontRight,BumpRight,BumpLeft,BumpFront); <text:s text:c="6"/></text:span><text:span text:style-name="T1">% Stop the wheels</text:span></text:p>
      <text:p text:style-name="Standard"><text:span text:style-name="T2">BeepRoomba(S_Create); <text:s text:c="6"/></text:span><text:span text:style-name="T1">% Make a Beeping Sound</text:span></text:p>
      <text:p text:style-name="Standard"><text:span text:style-name="T1"><text:s/></text:span></text:p>
      <text:p text:style-name="Standard"><text:span text:style-name="T1">% Properly close the serial ports</text:span></text:p>
      <text:p text:style-name="Standard"><text:span text:style-name="T2">delete(S_Logger)</text:span></text:p>
      <text:p text:style-name="Standard"><text:span text:style-name="T2">clear </text:span><text:span text:style-name="T3">S_Logger</text:span></text:p>
      <text:p text:style-name="Standard"><text:span text:style-name="T2">delete(S_Create)</text:span></text:p>
      <text:p text:style-name="Standard"><text:span text:style-name="T2">clear </text:span><text:span text:style-name="T3">S_Create</text:span></text:p>
      <text:p text:style-name="Standard"><text:span text:style-name="T1">%delete(S_LightWare)</text:span></text:p>
      <text:p text:style-name="Standard"><text:span text:style-name="T1">%clear S_LightWare</text:span></text:p>
      <text:p text:style-name="Standard"><text:span text:style-name="T2">fprintf(S_Hokuyo,</text:span><text:span text:style-name="T3">'QT'</text:span><text:span text:style-name="T2">);</text:span></text:p>
      <text:p text:style-name="Standard"><text:span text:style-name="T2">fclose(S_Hokuyo);</text:span></text:p>
      <text:p text:style-name="Standard"><text:span text:style-name="T2"><text:s/></text:span></text:p>
      <text:p text:style-name="Standard"><text:span text:style-name="T2">save(</text:span><text:span text:style-name="T3">'SMART_DATA.mat'</text:span><text:span text:style-name="T2">, </text:span><text:span text:style-name="T3">'SD'</text:span><text:span text:style-name="T2">); <text:s text:c="6"/></text:span><text:span text:style-name="T1">% Save all the collected data to a .mat file</text:span></text:p>
      <text:p text:style-name="Standard"><text:span text:style-name="T2">SMART_PLOT; <text:s text:c="24"/></text:span><text:span text:style-name="T1">% Plot all the robot data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2:10:55.542704097</meta:creation-date>
    <dc:date>2017-04-05T14:14:15.326911425</dc:date>
    <meta:editing-duration>PT2H3M20S</meta:editing-duration>
    <meta:editing-cycles>1</meta:editing-cycles>
    <meta:document-statistic meta:table-count="0" meta:image-count="0" meta:object-count="0" meta:page-count="5" meta:paragraph-count="241" meta:word-count="1093" meta:character-count="12831" meta:non-whitespace-character-count="9390"/>
    <meta:generator>LibreOffice/5.1.6.2$Linux_X86_64 LibreOffice_project/10m0$Build-2</meta:generator>
  </office:meta>
</office:document-meta>
</file>